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angi Light" svg:font-family="'Matangi Light'"/>
    <style:font-face style:name="Matangi Light1" svg:font-family="'Matangi Light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5.292cm" svg:height="5.292cm" draw:z-index="0"><draw:image xlink:href="../../../lalune.jpg" xlink:type="simple" xlink:show="embed" xlink:actuate="onLoad" draw:filter-name="&lt;All images&gt;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angi Light" svg:font-family="'Matangi Light'"/>
    <style:font-face style:name="Matangi Light1" svg:font-family="'Matangi Light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Matangi Light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Matangi Light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tangi Light1" style:font-family-complex="'Matangi Light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tangi Light" style:font-family-complex="'Matangi Light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tangi Light" style:font-family-complex="'Matangi Light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tangi Light" style:font-family-complex="'Matangi Light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9T19:18:21.497332860</meta:creation-date>
    <meta:generator>LibreOffice/25.8.4.2$Linux_X86_64 LibreOffice_project/580$Build-2</meta:generator>
    <dc:date>2026-01-09T19:20:38.489084512</dc:date>
    <meta:editing-duration>PT2M1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